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3cc94" officeooo:paragraph-rsid="0013cc94" style:font-weight-asian="bold" style:font-weight-complex="bold"/>
    </style:style>
    <style:style style:name="P2" style:family="paragraph" style:parent-style-name="Standard">
      <style:text-properties fo:font-weight="bold" officeooo:rsid="001598de" officeooo:paragraph-rsid="001598de" style:font-weight-asian="bold" style:font-weight-complex="bold"/>
    </style:style>
    <style:style style:name="P3" style:family="paragraph" style:parent-style-name="Standard">
      <style:text-properties fo:font-weight="bold" officeooo:rsid="0017164e" officeooo:paragraph-rsid="0017164e" style:font-weight-asian="bold" style:font-weight-complex="bold"/>
    </style:style>
    <style:style style:name="P4" style:family="paragraph" style:parent-style-name="Standard">
      <style:text-properties fo:font-weight="normal" officeooo:rsid="0013cc94" officeooo:paragraph-rsid="0013cc94" style:font-weight-asian="normal" style:font-weight-complex="normal"/>
    </style:style>
    <style:style style:name="P5" style:family="paragraph" style:parent-style-name="Standard">
      <style:text-properties fo:font-weight="normal" officeooo:rsid="001598de" officeooo:paragraph-rsid="001598de" style:font-weight-asian="normal" style:font-weight-complex="normal"/>
    </style:style>
    <style:style style:name="P6" style:family="paragraph" style:parent-style-name="Standard">
      <style:text-properties fo:font-weight="normal" officeooo:rsid="0017164e" officeooo:paragraph-rsid="0017164e" style:font-weight-asian="normal" style:font-weight-complex="normal"/>
    </style:style>
    <style:style style:name="P7" style:family="paragraph" style:parent-style-name="Standard">
      <style:text-properties fo:font-weight="normal" officeooo:rsid="0013cc94" officeooo:paragraph-rsid="0013cc94" style:font-weight-asian="normal" style:font-weight-complex="normal"/>
    </style:style>
    <style:style style:name="P8" style:family="paragraph" style:parent-style-name="Standard">
      <style:text-properties fo:font-weight="normal" officeooo:rsid="001598de" officeooo:paragraph-rsid="001598de" style:font-weight-asian="normal" style:font-weight-complex="normal"/>
    </style:style>
    <style:style style:name="P9" style:family="paragraph" style:parent-style-name="Standard">
      <style:text-properties fo:font-weight="normal" officeooo:rsid="0019e2f1" officeooo:paragraph-rsid="0019e2f1" style:font-weight-asian="normal" style:font-weight-complex="normal"/>
    </style:style>
    <style:style style:name="P10" style:family="paragraph" style:parent-style-name="Standard">
      <style:text-properties fo:font-weight="normal" officeooo:rsid="001dcbbb" officeooo:paragraph-rsid="001dcbbb" style:font-weight-asian="normal" style:font-weight-complex="normal"/>
    </style:style>
    <style:style style:name="P11" style:family="paragraph" style:parent-style-name="Standard">
      <style:text-properties fo:font-weight="normal" officeooo:rsid="00227b88" officeooo:paragraph-rsid="00227b88" style:font-weight-asian="normal" style:font-weight-complex="normal"/>
    </style:style>
    <style:style style:name="P12" style:family="paragraph" style:parent-style-name="Standard">
      <style:text-properties fo:font-weight="bold" officeooo:rsid="0019e2f1" officeooo:paragraph-rsid="0019e2f1" style:font-weight-asian="bold" style:font-weight-complex="bold"/>
    </style:style>
    <style:style style:name="P13" style:family="paragraph" style:parent-style-name="Standard">
      <style:text-properties fo:font-weight="bold" officeooo:rsid="001a0ee9" officeooo:paragraph-rsid="001a0ee9" style:font-weight-asian="bold" style:font-weight-complex="bold"/>
    </style:style>
    <style:style style:name="P14" style:family="paragraph" style:parent-style-name="Standard">
      <style:text-properties fo:font-weight="bold" officeooo:rsid="001dcbbb" officeooo:paragraph-rsid="001dcbbb" style:font-weight-asian="bold" style:font-weight-complex="bold"/>
    </style:style>
    <style:style style:name="P15" style:family="paragraph" style:parent-style-name="Standard">
      <style:text-properties fo:font-weight="bold" officeooo:rsid="00227b88" officeooo:paragraph-rsid="00227b88" style:font-weight-asian="bold" style:font-weight-complex="bold"/>
    </style:style>
    <style:style style:name="P16" style:family="paragraph" style:parent-style-name="Standard">
      <style:text-properties fo:font-weight="bold" officeooo:rsid="0023054c" officeooo:paragraph-rsid="0023054c"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a480d"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598de" style:font-weight-asian="bold" style:font-weight-complex="bold"/>
    </style:style>
    <style:style style:name="T5" style:family="text">
      <style:text-properties fo:font-weight="bold" officeooo:rsid="001ef42c" style:font-weight-asian="bold" style:font-weight-complex="bold"/>
    </style:style>
    <style:style style:name="T6" style:family="text">
      <style:text-properties fo:font-weight="bold" officeooo:rsid="0023054c" style:font-weight-asian="bold" style:font-weight-complex="bold"/>
    </style:style>
    <style:style style:name="T7" style:family="text">
      <style:text-properties officeooo:rsid="001598de"/>
    </style:style>
    <style:style style:name="T8" style:family="text">
      <style:text-properties officeooo:rsid="0017164e"/>
    </style:style>
    <style:style style:name="T9" style:family="text">
      <style:text-properties officeooo:rsid="00184321"/>
    </style:style>
    <style:style style:name="T10" style:family="text">
      <style:text-properties officeooo:rsid="00195012"/>
    </style:style>
    <style:style style:name="T11" style:family="text">
      <style:text-properties officeooo:rsid="001ef42c"/>
    </style:style>
    <style:style style:name="T12" style:family="text">
      <style:text-properties officeooo:rsid="002305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eading Concepts</text:p>
      <text:p text:style-name="P1"/>
      <text:p text:style-name="P1">Multi-Tasking</text:p>
      <text:p text:style-name="P4">- the simultaneous occurrence of several activities on a computer</text:p>
      <text:p text:style-name="P4"/>
      <text:p text:style-name="P1">Process</text:p>
      <text:p text:style-name="P4">- program in execution</text:p>
      <text:p text:style-name="P1">- <text:span text:style-name="T1">a process can be divided into a number of independent units known as </text:span>threads</text:p>
      <text:p text:style-name="P1">- <text:span text:style-name="T1">a process os a collection of one or more threads and associated system resources</text:span></text:p>
      <text:p text:style-name="P1"/>
      <text:p text:style-name="P1">Thread</text:p>
      <text:p text:style-name="P4">- a dispatchable unit of work</text:p>
      <text:p text:style-name="P4">- they are light-weight process within a process</text:p>
      <text:p text:style-name="P4">- a thread is assumed to be a subset of process</text:p>
      <text:p text:style-name="P4"/>
      <text:p text:style-name="P1">2 ways to Implement a Thread</text:p>
      <text:p text:style-name="P4"/>
      <text:p text:style-name="P4">1. Create a class that <text:span text:style-name="T3">extends</text:span> the standard <text:span text:style-name="T3">Thread class.</text:span></text:p>
      <text:p text:style-name="P4">2. Create a class that <text:span text:style-name="T3">implements </text:span>the standard <text:span text:style-name="T3">Runnable interface.</text:span></text:p>
      <text:p text:style-name="P4"/>
      <text:p text:style-name="P4">- the run method should be overwritten and must execute what the thread is suppose to execute.</text:p>
      <text:p text:style-name="P4">- <text:span text:style-name="T3">Difference</text:span>: by <text:span text:style-name="T3">extending</text:span> <text:span text:style-name="T3">the thread class</text:span>, the derived class itself is a thread and gains full control over the thread itself, however, the disadvantage of extending the thread class is that the class will not be able to extend other classes anymore as java doesn't support multiple inheritance. <text:span text:style-name="T7">In </text:span><text:span text:style-name="T4">implementing</text:span><text:span text:style-name="T7"> </text:span><text:span text:style-name="T4">the Runnable interface, </text:span><text:span text:style-name="T7">the class can still extend other class if necessary.</text:span></text:p>
      <text:p text:style-name="P4">- <text:span text:style-name="T7">if the program needs full life cycle on the thread, then choose </text:span><text:span text:style-name="T4">extending the Thread class.</text:span></text:p>
      <text:p text:style-name="P4">- <text:span text:style-name="T7">if the programm needs flexibility for extending other classes, then choose to </text:span><text:span text:style-name="T4">implement the Runnable Interface.</text:span></text:p>
      <text:p text:style-name="P4"/>
      <text:p text:style-name="P2">LifeCycle of a Thread</text:p>
      <text:p text:style-name="P2"/>
      <text:p text:style-name="P2">1. New</text:p>
      <text:p text:style-name="P2"><text:span text:style-name="T1">- a thread that has just been instantiated. Calling the </text:span>start()<text:span text:style-name="T1"> method moves its state to </text:span>ready <text:span text:style-name="T1">then to </text:span>Runnable.</text:p>
      <text:p text:style-name="P2"/>
      <text:p text:style-name="P2">2. Runnable</text:p>
      <text:p text:style-name="P5">- a thread executing in JVM.</text:p>
      <text:p text:style-name="P2"/>
      <text:p text:style-name="P2">3. Blocked</text:p>
      <text:p text:style-name="P2"><text:span text:style-name="T1">- </text:span><text:s/><text:span text:style-name="T1">a thread that is blocked waiting for a montior lock</text:span></text:p>
      <text:p text:style-name="P2"/>
      <text:p text:style-name="P2">4. Waiting</text:p>
      <text:p text:style-name="P5">- in this state, the thread is waiting indefinitely for another thread to perform particular action</text:p>
      <text:p text:style-name="P5"/>
      <text:p text:style-name="P2">5. Timed_Waiting<text:line-break/><text:span text:style-name="T1">- in this state, the thread is waiting for another thread to perform an action for up to a specified waiting time</text:span></text:p>
      <text:p text:style-name="P2"/>
      <text:p text:style-name="P2"/>
      <text:p text:style-name="P2"><text:soft-page-break/>6. Terminated / Dead</text:p>
      <text:p text:style-name="P5">- a thread that has exited</text:p>
      <text:p text:style-name="P5"/>
      <text:p text:style-name="P2">Basic Methods of a Thread</text:p>
      <text:p text:style-name="P2"/>
      <text:p text:style-name="P5">1. <text:span text:style-name="T3">sleep(long millis)</text:span></text:p>
      <text:p text:style-name="P5">- this method causes the current thread to sleep for a specified amount of time in ms.</text:p>
      <text:p text:style-name="P5"/>
      <text:p text:style-name="P6">2. <text:span text:style-name="T3">start()</text:span></text:p>
      <text:p text:style-name="P6">- causes the thread to begin execution</text:p>
      <text:p text:style-name="P5"/>
      <text:p text:style-name="P3"><text:span text:style-name="T1">3.</text:span> run()</text:p>
      <text:p text:style-name="P6">- runs the thread</text:p>
      <text:p text:style-name="P5"/>
      <text:p text:style-name="P5"><text:span text:style-name="T8">4</text:span>. <text:span text:style-name="T3">yield()</text:span></text:p>
      <text:p text:style-name="P5">- <text:span text:style-name="T8">causes the currently executing thread to temporarily pause and allow other threads to execute.</text:span></text:p>
      <text:p text:style-name="P5"/>
      <text:p text:style-name="P5"><text:span text:style-name="T8">5</text:span>. <text:span text:style-name="T3">isAlive()</text:span></text:p>
      <text:p text:style-name="P5">- returns true if thread is not yet terminated and vice versa</text:p>
      <text:p text:style-name="P5"/>
      <text:p text:style-name="P5"><text:span text:style-name="T8">6</text:span>. <text:span text:style-name="T3">join()</text:span></text:p>
      <text:p text:style-name="P5"><text:span text:style-name="T3">- </text:span>when a thread calls on this method, the currently running thread will wait until the thread it joins has completed.</text:p>
      <text:p text:style-name="P5"/>
      <text:p text:style-name="P5"><text:span text:style-name="T8">7</text:span>. <text:span text:style-name="T3">interrupt()</text:span></text:p>
      <text:p text:style-name="P5">- interrupts the thread. <text:span text:style-name="T10">Tells the thread to stop what it is doing and do something else.</text:span></text:p>
      <text:p text:style-name="P5"/>
      <text:p text:style-name="P5"><text:span text:style-name="T8">8</text:span>. <text:span text:style-name="T3">interrupted()</text:span></text:p>
      <text:p text:style-name="P5">- tests whether the current thread has been interrupted.</text:p>
      <text:p text:style-name="P5"/>
      <text:p text:style-name="P3">Synchronized Methods / Statements</text:p>
      <text:p text:style-name="P3"/>
      <text:p text:style-name="P6">- causes other threads to be suspended(suspend execution) when one thread is executing a synchronized method for an object.</text:p>
      <text:p text:style-name="P6">- <text:span text:style-name="T9">enables simple strategy for preventing thread interference and memory inconsistency errors.</text:span></text:p>
      <text:p text:style-name="P5"/>
      <text:p text:style-name="P12">Liveness</text:p>
      <text:p text:style-name="P12">- <text:span text:style-name="T1">the application's ability to execute in a timely manner</text:span></text:p>
      <text:p text:style-name="P12"/>
      <text:p text:style-name="P12">Deadlock</text:p>
      <text:p text:style-name="P9">- a situation where 2 or more threads are blocked forever, waiting for each other</text:p>
      <text:p text:style-name="P9"/>
      <text:p text:style-name="P12">Starvation</text:p>
      <text:p text:style-name="P9">- describes a situation where a thread is <text:span text:style-name="T3">unable to gain regular access to shared resources</text:span> and is unable to make progress.</text:p>
      <text:p text:style-name="P9">- made possible by <text:span text:style-name="T3">greedy threads</text:span></text:p>
      <text:p text:style-name="P9"/>
      <text:p text:style-name="P12">LiveLock</text:p>
      <text:p text:style-name="P9">- this is the result of one thread responding to the action of another thread</text:p>
      <text:p text:style-name="P13"><text:soft-page-break/>Guarded Blocks</text:p>
      <text:p text:style-name="P13">-<text:span text:style-name="T1"> used to have threads coordinate their actions</text:span></text:p>
      <text:p text:style-name="P13"><text:span text:style-name="T1">- use of loop wh</text:span><text:span text:style-name="T2">i</text:span><text:span text:style-name="T1">le thread has not been completed or use of </text:span>wait() <text:span text:style-name="T1">method to suspend current thread.</text:span></text:p>
      <text:p text:style-name="P13"/>
      <text:p text:style-name="P14">Immutable Objects</text:p>
      <text:p text:style-name="P14">- <text:span text:style-name="T1">an object is considered immutable if its state cannot change after it is constructed.</text:span></text:p>
      <text:p text:style-name="P14"><text:span text:style-name="T1">- useful in concurrent operations</text:span></text:p>
      <text:p text:style-name="P14"><text:span text:style-name="T1">- they cannot be corrupted by thread interference or observed in an inconsistent state.</text:span></text:p>
      <text:p text:style-name="P14"><text:span text:style-name="T1">- achieved by declaring classes and fields as final</text:span></text:p>
      <text:p text:style-name="P14"/>
      <text:p text:style-name="P14">Lock Objects</text:p>
      <text:p text:style-name="P10">- work very much like implicit locks used by synchronized code, <text:span text:style-name="T11">by using lock, you are declaring it as </text:span><text:span text:style-name="T5">explicit locks</text:span></text:p>
      <text:p text:style-name="P10">- <text:span text:style-name="T11">the biggest advantage of Lock objects is their ability to back out of an attempt to acquire a lock</text:span></text:p>
      <text:p text:style-name="P10"/>
      <text:p text:style-name="P16">Count Down Latch</text:p>
      <text:p text:style-name="P16">- <text:span text:style-name="T1">a synchronization aid that allows one or more threads to wait until a set of operations being performed in other thread completes.</text:span></text:p>
      <text:p text:style-name="P10">- <text:span text:style-name="T12">initialized with a given </text:span><text:span text:style-name="T6">count </text:span><text:span text:style-name="T12">and the </text:span><text:span text:style-name="T6">await </text:span><text:span text:style-name="T12">method block until the current count reaches zero due to invocations of the </text:span><text:span text:style-name="T6">countDown() </text:span><text:span text:style-name="T12">method, after which all waiting threads are released</text:span></text:p>
      <text:p text:style-name="P10">- <text:span text:style-name="T12">the count cannot be reset</text:span></text:p>
      <text:p text:style-name="P10"><text:span text:style-name="T6"/></text:p>
      <text:p text:style-name="P10"/>
      <text:p text:style-name="P15">Cyclic Barrier</text:p>
      <text:p text:style-name="P11">- a synchronization aid that allows a set of threads to all wait for each other to reach a common barrier point.</text:p>
      <text:p text:style-name="P11">- <text:span text:style-name="T12">it can be reused after the waiting threads are released.</text:span></text:p>
      <text:p text:style-name="P11">-use of CyclicBarrier.await() - waits until all parties have invoked await on the barrier</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4:38:11.940196998</meta:creation-date>
    <dc:date>2016-08-31T14:04:19.970079460</dc:date>
    <meta:editing-duration>PT2H22M37S</meta:editing-duration>
    <meta:editing-cycles>3</meta:editing-cycles>
    <meta:generator>LibreOffice/4.2.8.2$Linux_x86 LibreOffice_project/420m0$Build-2</meta:generator>
    <meta:document-statistic meta:table-count="0" meta:image-count="0" meta:object-count="0" meta:page-count="3" meta:paragraph-count="78" meta:word-count="773" meta:character-count="4423" meta:non-whitespace-character-count="3727"/>
  </office:meta>
</office:document-meta>
</file>